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5b8b7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50%" fo:orphans="2" fo:widows="2"/>
      <style:text-properties style:font-name="Liberation Serif" fo:font-size="9pt" officeooo:rsid="0015cc1f" officeooo:paragraph-rsid="0015cc1f" style:font-size-asian="9pt" style:font-size-complex="9pt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style:font-size-asian="9pt" style:font-size-complex="9pt"/>
    </style:style>
    <style:style style:name="P6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paragraph-rsid="0017252b" style:font-size-asian="9pt" style:font-size-complex="9pt"/>
    </style:style>
    <style:style style:name="P7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b03b0" officeooo:paragraph-rsid="001b03b0"/>
    </style:style>
    <style:style style:name="P8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5cc1f" officeooo:paragraph-rsid="0015cc1f"/>
    </style:style>
    <style:style style:name="P9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paragraph-rsid="0017252b"/>
    </style:style>
    <style:style style:name="P10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paragraph-rsid="001d29a4"/>
    </style:style>
    <style:style style:name="P11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d29a4" officeooo:paragraph-rsid="001d29a4"/>
    </style:style>
    <style:style style:name="T1" style:family="text"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4292e" loext:opacity="100%" style:font-name="Liberation Serif" fo:font-size="9pt" fo:letter-spacing="normal" fo:font-style="normal" fo:font-weight="normal" officeooo:rsid="001d29a4" style:font-size-asian="9pt" style:font-size-complex="9pt"/>
    </style:style>
    <style:style style:name="T3" style:family="text">
      <style:text-properties fo:font-variant="normal" fo:text-transform="none" fo:color="#24292e" loext:opacity="100%" fo:letter-spacing="normal" fo:font-style="normal" fo:font-weight="normal"/>
    </style:style>
    <style:style style:name="T4" style:family="text">
      <style:text-properties fo:font-variant="normal" fo:text-transform="none" fo:color="#24292e" loext:opacity="100%" fo:letter-spacing="normal" fo:font-style="normal" fo:font-weight="normal" officeooo:rsid="0015b8b7"/>
    </style:style>
    <style:style style:name="T5" style:family="text">
      <style:text-properties officeooo:rsid="0018882c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17252b" style:font-size-asian="9pt" style:font-size-complex="9pt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31893631" text:style-name="L1">
        <text:list-item>
          <text:p text:style-name="P3">Datenschutz</text:p>
          <text:list>
            <text:list-item>
              <text:p text:style-name="P4">Was im Netz passiert, bleibt im Netz</text:p>
            </text:list-item>
            <text:list-item>
              <text:p text:style-name="P4">A sagt über B, deswegen weiß C</text:p>
            </text:list-item>
            <text:list-item>
              <text:p text:style-name="P4">Gesichtserkennung und Deep fakes</text:p>
            </text:list-item>
          </text:list>
        </text:list-item>
        <text:list-item>
          <text:p text:style-name="P4">Datensicherheit</text:p>
          <text:list>
            <text:list-item>
              <text:p text:style-name="P4">Systeme patchen, sichere Passwörter</text:p>
            </text:list-item>
            <text:list-item>
              <text:p text:style-name="P4">Warum bin ich potentielles Opfer?</text:p>
            </text:list-item>
          </text:list>
        </text:list-item>
        <text:list-item>
          <text:p text:style-name="P4">Nur gutes Marketing, oder?</text:p>
          <text:list>
            <text:list-item>
              <text:p text:style-name="P4">Tracking, 3rd party cookies: Abmelden</text:p>
            </text:list-item>
            <text:list-item>
              <text:p text:style-name="P4">Algorithmus sagt nein</text:p>
            </text:list-item>
            <text:list-item>
              <text:p text:style-name="P4">Fake news</text:p>
            </text:list-item>
            <text:list-item>
              <text:p text:style-name="P4">Follower kaufen, Influencer werden</text:p>
            </text:list-item>
            <text:list-item>
              <text:p text:style-name="P4">Social engineering, Gaslighting, Hater und Mobbing</text:p>
            </text:list-item>
          </text:list>
        </text:list-item>
        <text:list-item>
          <text:p text:style-name="P4">Zeit und Erreichbarkeitsmanagement, FOMO</text:p>
        </text:list-item>
        <text:list-item>
          <text:p text:style-name="P4">Cybergrooming</text:p>
        </text:list-item>
        <text:list-item>
          <text:p text:style-name="P4">Unverbindlichkeit/Clicktivismus/Hacktivismus/Flashmob/Shitstorm</text:p>
        </text:list-item>
        <text:list-item>
          <text:p text:style-name="P5"><text:span text:style-name="T3">Bitcoins, Darknet, Freemium/Lootboxe</text:span><text:span text:style-name="T4">s</text:span></text:p>
        </text:list-item>
      </text:list>
      <text:p text:style-name="P1"/>
      <text:p text:style-name="P2"><text:span text:style-name="T4">Q</text:span><text:span text:style-name="T3">uellen</text:span></text:p>
      <text:list xml:id="list2472931949" text:style-name="L2">
        <text:list-item>
          <text:p text:style-name="P7"><text:span text:style-name="T1">fakewhats.com, fakedetail.com (Q: </text:span><text:a xlink:type="simple" xlink:href="https://media.ccc.de/v/rc3-678386-elektronische_beweisfuehrung" text:style-name="Internet_20_link" text:visited-style-name="Visited_20_Internet_20_Link">https://media.ccc.de/v/rc3-678386-elektronische_beweisfuehrung</text:a><text:span text:style-name="T1">)</text:span></text:p>
        </text:list-item>
        <text:list-item>
          <text:p text:style-name="P7"><text:span text:style-name="T1">Deep Fakes <text:s/></text:span><text:a xlink:type="simple" xlink:href="https://www.youtube.com/watch?v=KZ7BnJb30Cc" text:style-name="Internet_20_link" text:visited-style-name="Visited_20_Internet_20_Link">https://www.youtube.com/watch?v=KZ7BnJb30Cc</text:a><text:span text:style-name="T1"> <text:s/>(s.a. thispersondoesnotexist.com)</text:span></text:p>
        </text:list-item>
        <text:list-item>
          <text:p text:style-name="P11"><text:span text:style-name="T1">Internet vergisst nicht: web.archive.org</text:span></text:p>
        </text:list-item>
        <text:list-item>
          <text:p text:style-name="P10"><text:span text:style-name="T2">Hacker aktivität </text:span><text:a xlink:type="simple" xlink:href="https://www.sicherheitstacho.eu/" text:style-name="Internet_20_link" text:visited-style-name="Visited_20_Internet_20_Link">https://www.sicherheitstacho.eu/</text:a><text:span text:style-name="T2"> </text:span></text:p>
        </text:list-item>
        <text:list-item>
          <text:p text:style-name="P8"><text:span text:style-name="T1">Social media: Gekaufte Likes </text:span><text:a xlink:type="simple" xlink:href="https://youtu.be/FxxbxVg8_Kg" text:style-name="Internet_20_link" text:visited-style-name="Visited_20_Internet_20_Link"><text:span text:style-name="T6">https://youtu.be/FxxbxVg8_Kg</text:span></text:a><text:span text:style-name="T1"> und </text:span></text:p>
        </text:list-item>
        <text:list-item>
          <text:p text:style-name="P8"><text:span text:style-name="T1">instagram fake influencer </text:span><text:a xlink:type="simple" xlink:href="https://www.youtube.com/watch?v=PocmxRF5D1U" text:style-name="Internet_20_link" text:visited-style-name="Visited_20_Internet_20_Link"><text:span text:style-name="T6">https://www.youtube.com/watch?v=PocmxRF5D1U</text:span></text:a></text:p>
        </text:list-item>
        <text:list-item>
          <text:p text:style-name="P9"><text:span text:style-name="T7">Wikipedia ändern </text:span><text:a xlink:type="simple" xlink:href="https://www.youtube.com/watch?v=ejL4n8RGK18&amp;feature=youtu.be" text:style-name="Internet_20_link" text:visited-style-name="Visited_20_Internet_20_Link"><text:span text:style-name="T6">https://www.youtube.com/watch?v=ejL4n8RGK18&amp;feature=youtu.be</text:span></text:a><text:span text:style-name="T6"> </text:span></text:p>
        </text:list-item>
        <text:list-item>
          <text:p text:style-name="P6"><text:span text:style-name="T5">bezahlte Chatschreiber auf Dating-Portalen </text:span><text:a xlink:type="simple" xlink:href="https://www.youtube.com/watch?v=tttHVfn_joo" text:style-name="Internet_20_link" text:visited-style-name="Visited_20_Internet_20_Link">https://www.youtube.com/watch?v=tttHVfn_joo</text:a> <text:a xlink:type="simple" xlink:href="https://www.verbraucherzentrale.de/wissen/digitale-welt/onlinedienste/onlinedating-auf-diesen-portalen-flirten-fakeprofile-21848" text:style-name="Internet_20_link" text:visited-style-name="Visited_20_Internet_20_Link">https://www.verbraucherzentrale.de/wissen/digitale-welt/onlinedienste/onlinedating-auf-diesen-portalen-flirten-fakeprofile-21848</text:a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6T16:16:17.236237395</meta:creation-date>
    <dc:date>2021-01-06T11:49:26.906000000</dc:date>
    <meta:editing-duration>PT15M53S</meta:editing-duration>
    <meta:editing-cycles>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6" meta:word-count="123" meta:character-count="1256" meta:non-whitespace-character-count="1178"/>
  </office:meta>
</office:document-meta>
</file>